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proxima-nova, 'Helvetica Neue', Arial, sans-serif"/>
    <style:font-face style:name="SFMono-Regular" svg:font-family="SFMono-Regular, Menlo, Monaco, Consolas, 'Liberation Mono'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df0" officeooo:paragraph-rsid="00150df0"/>
    </style:style>
    <style:style style:name="P2" style:family="paragraph" style:parent-style-name="Standard">
      <style:paragraph-properties fo:text-align="center" style:justify-single-word="false">
        <style:tab-stops>
          <style:tab-stop style:position="13.197cm"/>
        </style:tab-stops>
      </style:paragraph-properties>
      <style:text-properties officeooo:rsid="00150df0" officeooo:paragraph-rsid="00150df0"/>
    </style:style>
    <style:style style:name="P3" style:family="paragraph" style:parent-style-name="Preformatted_20_Text">
      <style:text-properties fo:font-variant="normal" fo:text-transform="none" fo:color="#404040" style:font-name="SFMono-Regular" fo:font-size="6pt" fo:letter-spacing="normal" fo:font-style="normal" fo:font-weight="normal" officeooo:rsid="00150df0" officeooo:paragraph-rsid="00150df0"/>
    </style:style>
    <style:style style:name="P4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6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fo:letter-spacing="normal"/>
    </style:style>
    <style:style style:name="P6" style:family="paragraph" style:parent-style-name="Preformatted_20_Text">
      <style:paragraph-properties fo:margin-top="0cm" fo:margin-bottom="0cm" loext:contextual-spacing="false" fo:line-height="140%" fo:orphans="2" fo:widows="2" fo:padding="0cm" fo:border="none"/>
    </style:style>
    <style:style style:name="T1" style:family="text">
      <style:text-properties fo:font-variant="normal" fo:text-transform="none" fo:color="#404040" style:font-name="Lato" fo:font-size="8pt" fo:letter-spacing="normal" fo:font-style="normal" fo:font-weight="normal"/>
    </style:style>
    <style:style style:name="T2" style:family="text">
      <style:text-properties fo:font-variant="normal" fo:text-transform="none" fo:color="#404040" fo:letter-spacing="normal"/>
    </style:style>
    <style:style style:name="T3" style:family="text">
      <style:text-properties fo:font-variant="normal" fo:text-transform="none" fo:color="#e74c3c" style:font-name="SFMono-Regular" fo:font-size="6pt" fo:letter-spacing="normal" fo:font-style="normal" fo:font-weight="normal" fo:background-color="#ffffff" loext:char-shading-value="0" loext:padding-left="0.088cm" loext:padding-right="0.088cm" loext:padding-top="0.049cm" loext:padding-bottom="0.049cm" loext:border="0.06pt solid #e1e4e5"/>
    </style:style>
    <style:style style:name="T4" style:family="text">
      <style:text-properties fo:color="#666666"/>
    </style:style>
    <style:style style:name="T5" style:family="text">
      <style:text-properties style:font-name="SFMono-Regular" fo:font-size="6pt" fo:font-style="normal" fo:font-weight="normal"/>
    </style:style>
    <style:style style:name="T6" style:family="text">
      <style:text-properties fo:color="#008000" fo:font-weight="bold"/>
    </style:style>
    <style:style style:name="T7" style:family="text">
      <style:text-properties fo:color="#008000" style:font-name="SFMono-Regular" fo:font-size="6pt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ench Pos-Tagging News Corpus </text:p>
      <text:p text:style-name="P1"/>
      <text:p text:style-name="P1"/>
      <text:p text:style-name="P1">Split the dataset in C:\Users\Hanane\Documents\Python_Scripts\TelecomParis\Qwant\Qwant_openNMT\fr-pos-tagging\dataset\raw:</text:p>
      <text:p text:style-name="P1">org_wiki_words_bitext.txt</text:p>
      <text:p text:style-name="P1">org_wiki_tags_bitext.txt</text:p>
      <text:p text:style-name="P1"/>
      <text:p text:style-name="P1"/>
      <text:p text:style-name="P1"><text:span text:style-name="T1">The first step is to build the source and target </text:span><text:span text:style-name="Strong_20_Emphasis"><text:span text:style-name="T1">word vocabularies</text:span></text:span><text:span text:style-name="T2"> </text:span><text:span text:style-name="T1">from the training files:</text:span> </text:p>
      <text:p text:style-name="P1"/>
      <text:p text:style-name="P3">onmt-build-vocab --size <text:span text:style-name="T4">50000</text:span> --save_vocab src-vocab.txt src-train.txt</text:p>
      <text:p text:style-name="P4">onmt-build-vocab --size <text:span text:style-name="T4">50000</text:span> --save_vocab tgt-vocab.txt tgt-train.txt</text:p>
      <text:p text:style-name="P1"/>
      <text:p text:style-name="P1"><text:span text:style-name="T1">Then, the data files should be declared in a </text:span><text:span text:style-name="Strong_20_Emphasis"><text:span text:style-name="T1">YAML configuration file</text:span></text:span><text:span text:style-name="T1">, let’s name it </text:span><text:span text:style-name="Source_20_Text"><text:span text:style-name="T3">data.yml</text:span></text:span><text:span text:style-name="T1">:</text:span> </text:p>
      <text:p text:style-name="P1"/>
      <text:p text:style-name="P3"><text:span text:style-name="T6">model_dir</text:span>: run/</text:p>
      <text:p text:style-name="P6"/>
      <text:p text:style-name="P4"><text:span text:style-name="T6">data</text:span>:</text:p>
      <text:p text:style-name="P5"><text:s text:c="2"/><text:span text:style-name="T7">train_features_file</text:span><text:span text:style-name="T5">: src-train.txt</text:span></text:p>
      <text:p text:style-name="P5"><text:s text:c="2"/><text:span text:style-name="T7">train_labels_file</text:span><text:span text:style-name="T5">: tgt-train.txt</text:span></text:p>
      <text:p text:style-name="P5"><text:s text:c="2"/><text:span text:style-name="T7">eval_features_file</text:span><text:span text:style-name="T5">: src-val.txt</text:span></text:p>
      <text:p text:style-name="P5"><text:s text:c="2"/><text:span text:style-name="T7">eval_labels_file</text:span><text:span text:style-name="T5">: tgt-val.txt</text:span></text:p>
      <text:p text:style-name="P5"><text:s text:c="2"/><text:span text:style-name="T7">source_vocabulary</text:span><text:span text:style-name="T5">: src-vocab.txt</text:span></text:p>
      <text:p text:style-name="P5"><text:s text:c="2"/><text:span text:style-name="T7">target_vocabulary</text:span><text:span text:style-name="T5">: tgt-vocab.txt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proxima-nova, 'Helvetica Neue', Arial, sans-serif"/>
    <style:font-face style:name="SFMono-Regular" svg:font-family="SFMono-Regular, Menlo, Monaco, Consolas, 'Liberation Mono'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6:18:38.065000000</meta:creation-date>
    <dc:date>2020-08-02T16:32:03.323000000</dc:date>
    <meta:editing-duration>PT3M13S</meta:editing-duration>
    <meta:editing-cycles>4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6" meta:word-count="74" meta:character-count="750" meta:non-whitespace-character-count="681"/>
  </office:meta>
</office:document-meta>
</file>